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font-size="14pt" fo:font-style="normal" style:text-underline-style="none" fo:font-weight="bold" officeooo:rsid="0073834b" officeooo:paragraph-rsid="0073834b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officeooo:rsid="000975f4" officeooo:paragraph-rsid="0014445a" style:font-weight-asian="bold" style:font-weight-complex="bold"/>
    </style:style>
    <style:style style:name="P3" style:family="paragraph" style:parent-style-name="Header">
      <style:paragraph-properties fo:text-align="start" style:justify-single-word="false"/>
      <style:text-properties fo:font-weight="normal" officeooo:rsid="000975f4" officeooo:paragraph-rsid="0014445a" style:font-weight-asian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73834b" officeooo:paragraph-rsid="0073834b" style:font-size-asian="16pt" style:font-weight-asian="bold" style:font-size-complex="16pt" style:font-weight-complex="bold"/>
    </style:style>
    <style:style style:name="P5" style:family="paragraph" style:parent-style-name="Header">
      <style:paragraph-properties fo:text-align="center" style:justify-single-word="false" fo:padding="0.0291in" fo:border-left="none" fo:border-right="none" fo:border-top="none" fo:border-bottom="0.99pt solid #000000" style:join-border="false"/>
      <style:text-properties fo:font-style="normal" style:text-underline-style="none" fo:font-weight="normal" officeooo:rsid="0012ec81" officeooo:paragraph-rsid="0014445a" style:font-style-asian="normal" style:font-weight-asian="normal" style:font-style-complex="normal" style:font-weight-complex="normal"/>
    </style:style>
    <style:style style:name="P6" style:family="paragraph" style:parent-style-name="Footer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P7" style:family="paragraph" style:parent-style-name="Footer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267deb"/>
    </style:style>
    <style:style style:name="P8" style:family="paragraph" style:parent-style-name="Footer">
      <style:text-properties officeooo:rsid="00214d7b" officeooo:paragraph-rsid="00267deb"/>
    </style:style>
    <style:style style:name="P9" style:family="paragraph" style:parent-style-name="Footer">
      <style:text-properties officeooo:rsid="00214d7b" officeooo:paragraph-rsid="00247a05"/>
    </style:style>
    <style:style style:name="P10" style:family="paragraph" style:parent-style-name="Footer">
      <style:text-properties officeooo:rsid="00214d7b" officeooo:paragraph-rsid="00214d7b"/>
    </style:style>
    <style:style style:name="P1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975f4" officeooo:paragraph-rsid="0033de43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text-underline-style="none" fo:font-weight="normal" officeooo:rsid="000975f4" officeooo:paragraph-rsid="0033de43" style:font-weight-asian="normal" style:font-weight-complex="normal"/>
    </style:style>
    <style:style style:name="P13" style:family="paragraph" style:parent-style-name="Heading_20_1">
      <style:text-properties officeooo:rsid="0073834b" officeooo:paragraph-rsid="0073834b"/>
    </style:style>
    <style:style style:name="P14" style:family="paragraph" style:parent-style-name="Heading_20_2">
      <style:text-properties officeooo:rsid="0073834b" officeooo:paragraph-rsid="0073834b"/>
    </style:style>
    <style:style style:name="P15" style:family="paragraph" style:parent-style-name="Heading_20_3">
      <style:text-properties officeooo:rsid="0073834b" officeooo:paragraph-rsid="0073834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67deb" style:font-weight-asian="normal" style:font-weight-complex="normal"/>
    </style:style>
    <style:style style:name="T3" style:family="text">
      <style:text-properties fo:font-weight="normal" officeooo:rsid="0073834b" style:font-weight-asian="normal" style:font-weight-complex="normal"/>
    </style:style>
    <style:style style:name="T4" style:family="text">
      <style:text-properties fo:font-weight="normal" officeooo:rsid="00111975" style:font-weight-asian="normal" style:font-weight-complex="normal"/>
    </style:style>
    <style:style style:name="T5" style:family="text">
      <style:text-properties fo:font-weight="normal" officeooo:rsid="000f1a27" style:font-weight-asian="normal" style:font-weight-complex="normal"/>
    </style:style>
    <style:style style:name="T6" style:family="text">
      <style:text-properties officeooo:rsid="000f1a27"/>
    </style:style>
    <style:style style:name="T7" style:family="text">
      <style:text-properties officeooo:rsid="00247a05"/>
    </style:style>
    <style:style style:name="T8" style:family="text">
      <style:text-properties style:font-name="Liberation Serif1" officeooo:rsid="00247a05"/>
    </style:style>
    <style:style style:name="T9" style:family="text">
      <style:text-properties officeooo:rsid="0073834b"/>
    </style:style>
    <style:style style:name="T10" style:family="text">
      <style:text-properties officeooo:rsid="006cd222"/>
    </style:style>
    <style:style style:name="T11" style:family="text">
      <style:text-properties officeooo:rsid="006e6584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098a3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Header 1</text:h>
      <text:h text:style-name="P14" text:outline-level="2">Header 2</text:h>
      <text:h text:style-name="P15" text:outline-level="3">Header 3</text:h>
      <text:p text:style-name="Text_20_body">Content</text:p>
      <text:p text:style-name="P12"/>
      <text:p text:style-name="P11"><text:span text:style-name="T12">- </text:span><text:span text:style-name="T13">END 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-left="0in" fo:padding-right="0in" fo:padding-top="0in" fo:padding-bottom="0.0291in" fo:border-left="none" fo:border-right="none" fo:border-top="none" fo:border-bottom="0.99pt solid #000000" style:join-border="false"/>
      <style:text-properties fo:font-size="14pt" fo:font-style="normal" style:text-underline-style="none" fo:font-weight="bold" officeooo:rsid="0073834b" officeooo:paragraph-rsid="0073834b" style:font-size-asian="14pt" style:font-style-asian="normal" style:font-weight-asian="bold" style:font-size-complex="14pt" style:font-style-complex="normal" style:font-weight-complex="bold"/>
    </style:style>
    <style:style style:name="MP2" style:family="paragraph" style:parent-style-name="Header">
      <style:paragraph-properties fo:text-align="start" style:justify-single-word="false"/>
      <style:text-properties fo:font-weight="bold" officeooo:rsid="000975f4" officeooo:paragraph-rsid="0014445a" style:font-weight-asian="bold" style:font-weight-complex="bold"/>
    </style:style>
    <style:style style:name="MP3" style:family="paragraph" style:parent-style-name="Header">
      <style:paragraph-properties fo:text-align="start" style:justify-single-word="false"/>
      <style:text-properties fo:font-weight="normal" officeooo:rsid="000975f4" officeooo:paragraph-rsid="0014445a" style:font-weight-asian="normal" style:font-weight-complex="normal"/>
    </style:style>
    <style:style style:name="MP4" style:family="paragraph" style:parent-style-name="Header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73834b" officeooo:paragraph-rsid="0073834b" style:font-size-asian="16pt" style:font-weight-asian="bold" style:font-size-complex="16pt" style:font-weight-complex="bold"/>
    </style:style>
    <style:style style:name="MP5" style:family="paragraph" style:parent-style-name="Header">
      <style:paragraph-properties fo:text-align="center" style:justify-single-word="false" fo:padding="0.0291in" fo:border-left="none" fo:border-right="none" fo:border-top="none" fo:border-bottom="0.99pt solid #000000" style:join-border="false"/>
      <style:text-properties fo:font-style="normal" style:text-underline-style="none" fo:font-weight="normal" officeooo:rsid="0012ec81" officeooo:paragraph-rsid="0014445a" style:font-style-asian="normal" style:font-weight-asian="normal" style:font-style-complex="normal" style:font-weight-complex="normal"/>
    </style:style>
    <style:style style:name="MP6" style:family="paragraph" style:parent-style-name="Footer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267deb"/>
    </style:style>
    <style:style style:name="MP7" style:family="paragraph" style:parent-style-name="Footer">
      <style:text-properties officeooo:rsid="00214d7b" officeooo:paragraph-rsid="00267deb"/>
    </style:style>
    <style:style style:name="MP8" style:family="paragraph" style:parent-style-name="Footer">
      <style:paragraph-properties fo:padding-left="0in" fo:padding-right="0in" fo:padding-top="0in" fo:padding-bottom="0.0291in" fo:border-left="none" fo:border-right="none" fo:border-top="none" fo:border-bottom="0.06pt solid #000000" style:join-border="false"/>
    </style:style>
    <style:style style:name="MP9" style:family="paragraph" style:parent-style-name="Footer">
      <style:text-properties officeooo:rsid="00214d7b" officeooo:paragraph-rsid="00247a05"/>
    </style:style>
    <style:style style:name="MP10" style:family="paragraph" style:parent-style-name="Footer">
      <style:text-properties officeooo:rsid="00214d7b" officeooo:paragraph-rsid="00214d7b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officeooo:rsid="00267deb" style:font-weight-asian="normal" style:font-weight-complex="normal"/>
    </style:style>
    <style:style style:name="MT3" style:family="text">
      <style:text-properties fo:font-weight="normal" officeooo:rsid="0073834b" style:font-weight-asian="normal" style:font-weight-complex="normal"/>
    </style:style>
    <style:style style:name="MT4" style:family="text">
      <style:text-properties fo:font-weight="normal" officeooo:rsid="00111975" style:font-weight-asian="normal" style:font-weight-complex="normal"/>
    </style:style>
    <style:style style:name="MT5" style:family="text">
      <style:text-properties fo:font-weight="normal" officeooo:rsid="000f1a27" style:font-weight-asian="normal" style:font-weight-complex="normal"/>
    </style:style>
    <style:style style:name="MT6" style:family="text">
      <style:text-properties officeooo:rsid="000f1a27"/>
    </style:style>
    <style:style style:name="MT7" style:family="text">
      <style:text-properties officeooo:rsid="00247a05"/>
    </style:style>
    <style:style style:name="MT8" style:family="text">
      <style:text-properties style:font-name="Liberation Serif1" officeooo:rsid="00247a05"/>
    </style:style>
    <style:style style:name="MT9" style:family="text">
      <style:text-properties officeooo:rsid="0073834b"/>
    </style:style>
    <style:style style:name="MT10" style:family="text">
      <style:text-properties officeooo:rsid="006cd222"/>
    </style:style>
    <style:style style:name="MT11" style:family="text">
      <style:text-properties officeooo:rsid="006e658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&lt;TITLE&gt;</text:p>
      </style:header>
      <style:header-first>
        <text:p text:style-name="MP2">NAME<text:span text:style-name="MT1">: Recomendable Jared Daniel Carbonell<text:tab/><text:tab/></text:span>DATE CREATED<text:span text:style-name="MT1">: </text:span><text:span text:style-name="MT2">201</text:span><text:span text:style-name="MT3">x</text:span><text:span text:style-name="MT2">-</text:span><text:span text:style-name="MT3">xx</text:span><text:span text:style-name="MT2">-</text:span><text:span text:style-name="MT3">xx</text:span><text:span text:style-name="MT2"> </text:span><text:span text:style-name="MT3">XXX</text:span></text:p>
        <text:p text:style-name="MP2">CTG<text:span text:style-name="MT1">: </text:span><text:span text:style-name="MT3">x</text:span><text:span text:style-name="MT1">18 </text:span><text:span text:style-name="MT4">| </text:span><text:span text:style-name="MT5">YIJC</text:span><text:span text:style-name="MT6"><text:tab/><text:tab/>SUBJECT</text:span><text:span text:style-name="MT5">: </text:span><text:span text:style-name="MT3">XX</text:span></text:p>
        <text:p text:style-name="MP3"/>
        <text:p text:style-name="MP4">&lt;TITLE&gt;</text:p>
        <text:p text:style-name="MP5"/>
      </style:header-first>
      <style:footer>
        <text:p text:style-name="MP6"/>
        <text:p text:style-name="MP7"><text:span text:style-name="MT7">Copyright </text:span><text:span text:style-name="MT8">©</text:span><text:span text:style-name="MT7"> 201x </text:span>Recomendable Jared Daniel Carbonell. All rights reserved.</text:p>
        <text:p text:style-name="MP7">Last modified on 201<text:span text:style-name="MT9">x</text:span>-<text:span text:style-name="MT9">xx</text:span>-<text:span text:style-name="MT9">xx</text:span> <text:span text:style-name="MT9">XXX</text:span>.<text:tab/><text:tab/><text:span text:style-name="MT10">Page </text:span><text:span text:style-name="MT10"><text:page-number text:select-page="current">0</text:page-number></text:span></text:p>
      </style:footer>
      <style:footer-first>
        <text:p text:style-name="MP8"/>
        <text:p text:style-name="MP9"><text:span text:style-name="MT7">Copyright </text:span><text:span text:style-name="MT8">©</text:span><text:span text:style-name="MT7"> 201x </text:span>Recomendable Jared Daniel Carbonell. All rights reserved.</text:p>
        <text:p text:style-name="MP10">Last modified on 201<text:span text:style-name="MT9">x</text:span>-<text:span text:style-name="MT9">xx-xx</text:span> <text:span text:style-name="MT9">XXX</text:span>.<text:tab/><text:tab/><text:span text:style-name="MT11">Page </text:span><text:span text:style-name="MT11"><text:page-number text:select-page="current"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8:48:08.854565751</meta:creation-date>
    <dc:date>2018-08-11T17:49:05.593443282</dc:date>
    <meta:editing-duration>PT3H44M33S</meta:editing-duration>
    <meta:editing-cycles>91</meta:editing-cycles>
    <meta:generator>LibreOffice/6.0.3.2$Linux_X86_64 LibreOffice_project/00m0$Build-2</meta:generator>
    <meta:document-statistic meta:table-count="0" meta:image-count="0" meta:object-count="0" meta:page-count="1" meta:paragraph-count="13" meta:word-count="61" meta:character-count="379" meta:non-whitespace-character-count="327"/>
  </office:meta>
</office:document-meta>
</file>